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ffd" officeooo:paragraph-rsid="0009affd"/>
    </style:style>
    <style:style style:name="P2" style:family="paragraph" style:parent-style-name="Standard">
      <style:text-properties fo:font-weight="bold" officeooo:rsid="0009affd" officeooo:paragraph-rsid="0009affd" style:font-weight-asian="bold" style:font-weight-complex="bold"/>
    </style:style>
    <style:style style:name="P3" style:family="paragraph" style:parent-style-name="Standard">
      <style:text-properties fo:font-weight="bold" officeooo:rsid="000b4e50" officeooo:paragraph-rsid="000b4e50" style:font-weight-asian="bold" style:font-weight-complex="bold"/>
    </style:style>
    <style:style style:name="P4" style:family="paragraph" style:parent-style-name="Standard">
      <style:text-properties fo:font-weight="normal" officeooo:rsid="000b4e50" officeooo:paragraph-rsid="000b4e5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Members</text:p>
      <text:p text:style-name="P1">1. Hrishikesh S.</text:p>
      <text:p text:style-name="P1">2. Jai Aggarwal</text:p>
      <text:p text:style-name="P1">3. Hemanth S.V.S.</text:p>
      <text:p text:style-name="P1">4. Hemant Kumar C.</text:p>
      <text:p text:style-name="P1"/>
      <text:p text:style-name="P2">Introduction.</text:p>
      <text:p text:style-name="P1">Our project aids our customers to travel from place A to place B.</text:p>
      <text:p text:style-name="P1"/>
      <text:p text:style-name="P2">Description.</text:p>
      <text:p text:style-name="P1">We can recommend routes for a person journey, depending on whether the customer wants to travel along the most time-efficient route or the most money saving path. Users can also choose the type of transportation they prefer.</text:p>
      <text:p text:style-name="P1"/>
      <text:p text:style-name="P2">View.</text:p>
      <text:p text:style-name="P1">1. Customer view</text:p>
      <text:p text:style-name="P1">2. Administrator view</text:p>
      <text:p text:style-name="P1"/>
      <text:p text:style-name="P3">Tools.</text:p>
      <text:p text:style-name="P4">1. PostgreSQL</text:p>
      <text:p text:style-name="P4">2. HTML</text:p>
      <text:p text:style-name="P4">3. JS</text:p>
      <text:p text:style-name="P4">4. CSS</text:p>
      <text:p text:style-name="P4">5. C</text:p>
      <text:p text:style-name="P4"/>
      <text:p text:style-name="P3">Entitie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21:09:09.433801845</meta:creation-date>
    <dc:date>2018-03-20T21:18:39.850229013</dc:date>
    <meta:editing-duration>PT9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86" meta:character-count="487" meta:non-whitespace-character-count="420"/>
  </office:meta>
</office:document-meta>
</file>